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fo:font-variant="normal" fo:text-transform="none" fo:color="#202124" style:font-name="Google Sans" fo:font-size="21pt" fo:letter-spacing="normal" fo:language="en" fo:country="US" fo:font-style="normal" fo:font-weight="normal" officeooo:paragraph-rsid="000e0fd0"/>
    </style:style>
    <style:style style:name="P2" style:family="paragraph" style:parent-style-name="Standard">
      <style:paragraph-properties fo:text-align="justify" style:justify-single-word="false"/>
      <style:text-properties style:font-name="Arial" fo:font-size="11pt" officeooo:rsid="0009b7ea" officeooo:paragraph-rsid="0009b7ea" style:font-size-asian="11pt" style:font-size-complex="11pt"/>
    </style:style>
    <style:style style:name="P3" style:family="paragraph" style:parent-style-name="Standard">
      <style:paragraph-properties fo:line-height="150%" fo:text-align="justify" style:justify-single-word="false"/>
      <style:text-properties officeooo:paragraph-rsid="000e0fd0"/>
    </style:style>
    <style:style style:name="T1" style:family="text">
      <style:text-properties style:font-name="Arial" fo:font-size="11pt" officeooo:rsid="0009b7ea" style:font-size-asian="11pt" style:font-size-complex="11pt"/>
    </style:style>
    <style:style style:name="T2" style:family="text">
      <style:text-properties style:font-name="Arial" fo:font-size="11pt" officeooo:rsid="000bb357" style:font-size-asian="11pt" style:font-size-complex="11pt"/>
    </style:style>
    <style:style style:name="T3" style:family="text">
      <style:text-properties style:font-name="Arial" fo:font-size="11pt" officeooo:rsid="000d99fe" style:font-size-asian="11pt" style:font-size-complex="11pt"/>
    </style:style>
    <style:style style:name="T4" style:family="text">
      <style:text-properties style:font-name="Arial" fo:font-size="11pt" officeooo:rsid="000be086" style:font-size-asian="11pt" style:font-size-complex="11pt"/>
    </style:style>
    <style:style style:name="T5" style:family="text">
      <style:text-properties style:font-name="Arial" fo:font-size="11pt" officeooo:rsid="000e0fd0" style:font-size-asian="11pt" style:font-size-complex="11pt"/>
    </style:style>
    <style:style style:name="T6" style:family="text">
      <style:text-properties style:font-name="Arial" fo:font-size="11pt" officeooo:rsid="000e1046"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Resumo</text:p>
      <text:p text:style-name="P2"><text:tab/></text:p>
      <text:p text:style-name="P3"><text:span text:style-name="T1"><text:tab/>Diante do atual mercado de trabalho existe uma enorme quantidade de informações no que tange aos conhecimentos na área de computação. O seu processo evolutivo acontece de forma muito rápida, a cada dia novas tecnologias são criadas e evoluídas. Para alunos recém chegados ou mesmo aqueles que estão em períodos mais avançados encontram certas barreiras </text:span><text:span text:style-name="T2">quanto as skills exigidas para</text:span><text:span text:style-name="T1"> entrar no mercado de trabalho. O objetiv</text:span><text:span text:style-name="T2">o deste projeto é ajudar alunos a terem seu primeiro contato com mercado. </text:span><text:span text:style-name="T3">Para cumprir esse objetivo o</text:span><text:span text:style-name="T4"> aplicativo que foi desenvolvido </text:span><text:span text:style-name="T3">ajuda o estudante a ter seu</text:span><text:span text:style-name="T4"> primeiro contato com o com um</text:span><text:span text:style-name="T3">a real</text:span><text:span text:style-name="T4"> demanda </text:span><text:span text:style-name="T3">de marcado de forma não remunerada.</text:span><text:span text:style-name="T4"> </text:span><text:span text:style-name="T3">O aplicativo em questão também visa colaborar para que pequenos e médios empreendedores possam criar demandas na qual os alunos podem se cadastrar, e possam colaborar para o desenvolvimento da empresa. De forma a tenta</text:span><text:span text:style-name="T5">r sugerir demandas que estejam mais próximas do contexto de um estudante, usando o universo de skills que um perfil possa ter, esse projeto também utiliza </text:span><text:span text:style-name="T1">Natural Language Processing (NLP</text:span><text:span text:style-name="T6">)</text:span><text:span text:style-name="T1"> </text:span><text:span text:style-name="T5">que nos últimos anos tem obtido um grande sucesso para criar sistemas de recomendação</text:span><text:span text:style-name="T1">. </text:span><text:span text:style-name="T5">Portanto juntamente com o aplicativo uma API de recomendação também foi criada para ser utilizada pelo próprio aplicativo.</text:span></text:p>
      <text:p text:style-name="P3"><text:span text:style-name="T5"><text:tab/><text:tab/><text:tab/><text:tab/></text:span><text:span text:style-name="T6">Abstract</text:span></text:p>
      <text:p text:style-name="P1"><text:span text:style-name="T6"><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recommendation. Therefore, along with the application, a recommendation API was also created to be used by the application itself.</text:span></text:p>
      <text:p text:style-name="P3"><text:soft-page-break/><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04T17:49:00.423302045</dc:date>
    <meta:editing-duration>PT5M29S</meta:editing-duration>
    <meta:editing-cycles>1</meta:editing-cycles>
    <meta:document-statistic meta:table-count="0" meta:image-count="0" meta:object-count="0" meta:page-count="2" meta:paragraph-count="5" meta:word-count="409" meta:character-count="2521" meta:non-whitespace-character-count="2104"/>
    <meta:generator>LibreOffice/6.4.4.2$Linux_X86_64 LibreOffice_project/40$Build-2</meta:generator>
  </office:meta>
</office:document-meta>
</file>